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33</text:p>
      <text:p text:style-name="Standard"/>
      <text:p text:style-name="Standard">Demandeur : EARL FERME DE KERPHILIPPE</text:p>
      <text:p text:style-name="Standard">Adresse : KERPHILIPPE<text:line-break/>22140 PRAT</text:p>
      <text:p text:style-name="Standard">Cédant : EARL FERME DE KERPHILIPP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RAT</text:p>
      <text:p text:style-name="Standard"/>
      <text:p text:style-name="Standard"/>
      <text:p text:style-name="Standard"/>
      <text:p text:style-name="P1">Dossier n° : C22250333</text:p>
      <text:p text:style-name="P1"/>
      <text:p text:style-name="P1">Demandeur : EARL FERME DE KERPHILIPPE</text:p>
      <text:p text:style-name="P1">Adresse : KERPHILIPPE<text:line-break/>22140 PRAT</text:p>
      <text:p text:style-name="P1">Cédant : EARL FERME DE KERPHILIPP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RAT</text:p>
      <text:p text:style-name="P1"/>
      <text:p text:style-name="P1"/>
      <text:p text:style-name="P1">Parcelles : ZE113 - ZE114 - ZE115</text:p>
      <text:p text:style-name="P1">Superficie : 4,9327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